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0.9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URL</text:p>
          </table:table-cell>
          <table:table-cell office:value-type="string">
            <text:p>Username 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Task List</text:p>
          </table:table-cell>
          <table:table-cell office:value-type="string">
            <text:p>https://docs.google.com/spreadsheet/ccc?key=0AvEvA7GrJ8IjdFlVdnJQNHdnQVpRMU9NanVtbEVITVE&amp;usp=drive_web#gid=17</text:p>
          </table:table-cell>
          <table:table-cell table:number-columns-repeated="2"/>
        </table:table-row>
        <table:table-row table:style-name="ro2">
          <table:table-cell office:value-type="string">
            <text:p>Point of sale Demo Design</text:p>
          </table:table-cell>
          <table:table-cell office:value-type="string">
            <text:p>http://codecanyon.net/item/simple-pos-point-of-sale-made-easy/3947976</text:p>
          </table:table-cell>
          <table:table-cell table:style-name="ce1" office:value-type="string">
            <text:p> <text:a xlink:href="mailto:admin@tecdiary.com" xlink:type="simple">admin@tecdiary.com</text:a>  sales@tecdiary.com </text:p>
          </table:table-cell>
          <table:table-cell office:value-type="float" office:value="12345678">
            <text:p>12345678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iC </meta:initial-creator>
    <meta:creation-date>2014-08-01T10:39:36</meta:creation-date>
    <meta:generator>LibreOffice/3.5$Linux_x86 LibreOffice_project/350m1$Build-2</meta:generator>
    <dc:date>2014-08-01T13:31:04</dc:date>
    <dc:creator>LoGiC </dc:creator>
    <meta:editing-duration>PT2H50M42S</meta:editing-duration>
    <meta:editing-cycles>4</meta:editing-cycles>
    <meta:document-statistic meta:table-count="3" meta:cell-count="10" meta:object-count="0"/>
  </office:meta>
</office:document-meta>
</file>